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face style:name="Droid Sans1" svg:font-family="'Droid 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2888e" officeooo:paragraph-rsid="0002888e"/>
    </style:style>
    <style:style style:name="P2" style:family="paragraph" style:parent-style-name="Text_20_body">
      <style:text-properties fo:font-weight="normal" officeooo:rsid="0002888e" officeooo:paragraph-rsid="0002888e" style:font-weight-asian="normal" style:font-weight-complex="normal"/>
    </style:style>
    <style:style style:name="P3" style:family="paragraph" style:parent-style-name="Text_20_body" style:list-style-name="L1">
      <style:text-properties fo:font-weight="normal" officeooo:rsid="0002888e" officeooo:paragraph-rsid="0002888e" style:font-weight-asian="normal" style:font-weight-complex="normal"/>
    </style:style>
    <style:style style:name="P4" style:family="paragraph" style:parent-style-name="Text_20_body" style:list-style-name="L2">
      <style:text-properties fo:font-weight="normal" officeooo:rsid="0002888e" officeooo:paragraph-rsid="0002888e" style:font-weight-asian="normal" style:font-weight-complex="normal"/>
    </style:style>
    <style:style style:name="P5" style:family="paragraph" style:parent-style-name="Text_20_body">
      <style:text-properties fo:font-weight="normal" officeooo:rsid="0002888e" officeooo:paragraph-rsid="000481d3" style:font-weight-asian="normal" style:font-weight-complex="normal"/>
    </style:style>
    <style:style style:name="P6" style:family="paragraph" style:parent-style-name="Text_20_body" style:list-style-name="L2">
      <style:text-properties fo:font-weight="normal" officeooo:rsid="000481d3" officeooo:paragraph-rsid="000481d3" style:font-weight-asian="normal" style:font-weight-complex="normal"/>
    </style:style>
    <style:style style:name="P7" style:family="paragraph" style:parent-style-name="Text_20_body">
      <style:text-properties fo:font-weight="bold" officeooo:rsid="0002888e" officeooo:paragraph-rsid="0002888e" style:font-weight-asian="bold" style:font-weight-complex="bold"/>
    </style:style>
    <style:style style:name="P8" style:family="paragraph" style:parent-style-name="Text_20_body" style:list-style-name="L3">
      <style:text-properties officeooo:paragraph-rsid="000481d3"/>
    </style:style>
    <style:style style:name="T1" style:family="text">
      <style:text-properties fo:font-weight="bold" style:font-weight-asian="bold" style:font-weight-complex="bold"/>
    </style:style>
    <style:style style:name="T2" style:family="text">
      <style:text-properties fo:font-weight="bold" officeooo:rsid="0002888e" style:font-weight-asian="bold" style:font-weight-complex="bold"/>
    </style:style>
    <style:style style:name="T3" style:family="text">
      <style:text-properties fo:color="#bcbec4" loext:opacity="100%" style:font-name="JetBrains Mono" fo:font-size="10.5pt" fo:font-style="normal" fo:font-weight="normal" style:font-size-asian="10.5pt" style:font-style-asian="normal" style:font-weight-asian="normal"/>
    </style:style>
    <style:style style:name="T4" style:family="text">
      <style:text-properties fo:font-weight="normal" officeooo:rsid="0002888e" style:font-weight-asian="normal" style:font-weight-complex="normal"/>
    </style:style>
    <style:style style:name="T5" style:family="text">
      <style:text-properties officeooo:rsid="000481d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enblatt <text:span text:style-name="T2">Street2Paradise</text:span></text:p>
      <text:p text:style-name="Text_20_body"><text:span text:style-name="T2"/></text:p>
      <text:p text:style-name="P1"><text:span text:style-name="T1">Funktionsprinzip:</text:span></text:p>
      <text:p text:style-name="P2">Eine Kamera nimmt Bilder auf, mit welchen mittels KI neue Bilder generiert werden</text:p>
      <text:p text:style-name="P1"><text:span text:style-name="T1">Hardware Komponenten:</text:span></text:p>
      <text:list text:style-name="L1">
        <text:list-item>
          <text:p text:style-name="P3">Raspberry Pi 4 – 2 GB RAM</text:p>
        </text:list-item>
        <text:list-item>
          <text:p text:style-name="P3">Raspberry Pi Camera 1</text:p>
        </text:list-item>
        <text:list-item>
          <text:p text:style-name="P3">Zwei Drucknöpfe an den Raspberry Pi angeschlossen</text:p>
        </text:list-item>
        <text:list-item>
          <text:p text:style-name="P3">7-Zoll Display</text:p>
        </text:list-item>
        <text:list-item>
          <text:p text:style-name="P3">Powerbank für die Stromversorgung (20.000 mAh, 18W Ausgänge)</text:p>
        </text:list-item>
      </text:list>
      <text:p text:style-name="P1"><text:span text:style-name="T1">Software Komponenten:</text:span></text:p>
      <text:list text:style-name="L2">
        <text:list-item>
          <text:p text:style-name="P4">GUI mit gpiozero (python)</text:p>
        </text:list-item>
        <text:list-item>
          <text:p text:style-name="P4">KI <text:span text:style-name="T5">Image-to-Image-Modell</text:span>: API call zu Stable Diffusion (Model v1.6) <text:span text:style-name="T5">von </text:span><text:a xlink:type="simple" xlink:href="https://stability.ai/" text:style-name="Internet_20_link" text:visited-style-name="Visited_20_Internet_20_Link"><text:span text:style-name="T5">https://stability.ai/</text:span></text:a></text:p>
          <text:list>
            <text:list-item>
              <text:p text:style-name="P6">Ein API call (ein Bild) kostet ~1 cent</text:p>
            </text:list-item>
          </text:list>
        </text:list-item>
      </text:list>
      <text:p text:style-name="P7">Zu dem KI Modell:</text:p>
      <text:p text:style-name="P2">Stable Diffusion ist ein KI-Modell, das Bilder aus Textbeschreibungen (und anderen Bildern) generieren kann. </text:p>
      <text:p text:style-name="P5">Das Image-to-Image-Modell funktioniert, indem es ein Ausgangsbild als Grundlage nimmt und darauf basierend ein neues Bild generiert, das die vorgegebenen Veränderungen aus einer Textbeschreibung (Prompt) integriert. Der Prozess erfolgt in mehreren Schritten:</text:p>
      <text:list text:style-name="L3">
        <text:list-item>
          <text:p text:style-name="P8"><text:span text:style-name="T2">Rauschen hinzufügen:</text:span><text:span text:style-name="T4"> Zuerst wird das Ausgangsbild leicht verrauscht, um eine flexible Grundlage für Veränderungen zu schaffen.</text:span></text:p>
        </text:list-item>
        <text:list-item>
          <text:p text:style-name="P8"><text:span text:style-name="T2">Textanweisungen anwenden:</text:span><text:span text:style-name="T4"> Mithilfe des Prompts gibt das Modell an, wie das Bild verändert werden soll – etwa Stil, Farben oder Objekte im Bild.</text:span></text:p>
        </text:list-item>
        <text:list-item>
          <text:p text:style-name="P8"><text:span text:style-name="T2">Schrittweise Verfeinerung:</text:span><text:span text:style-name="T4"> Das Modell entfernt das Rauschen schrittweise und integriert dabei die geforderten Veränderungen, um ein neues, angepasstes Bild zu erzeugen, das die ursprüngliche Bildstruktur respektiert, aber neue Details gemäß den Anweisungen enthält.</text:span></text:p>
        </text:list-item>
      </text:list>
      <text:p text:style-name="P2">So entstehen kreative Variationen des Ausgangsbilds, die auf der Bildidee und den Details des Prompts basier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face style:name="Droid Sans1" svg:font-family="'Droid 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Kutschera</meta:initial-creator>
    <meta:creation-date>2024-11-07T12:45:48.292962334</meta:creation-date>
    <dc:date>2024-11-07T12:59:42.265072006</dc:date>
    <dc:creator>Alexander Kutschera</dc:creator>
    <meta:editing-duration>PT3M20S</meta:editing-duration>
    <meta:editing-cycles>1</meta:editing-cycles>
    <meta:document-statistic meta:table-count="0" meta:image-count="0" meta:object-count="0" meta:page-count="1" meta:paragraph-count="20" meta:word-count="218" meta:character-count="1534" meta:non-whitespace-character-count="1344"/>
    <meta:generator>LibreOffice/24.2.6.2$Linux_X86_64 LibreOffice_project/420$Build-2</meta:generator>
  </office:meta>
</office:document-meta>
</file>